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5.1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42.02mm"/>
    </style:style>
    <style:style style:name="co10" style:family="table-column">
      <style:table-column-properties fo:break-before="auto" style:column-width="71.88mm"/>
    </style:style>
    <style:style style:name="co11" style:family="table-column">
      <style:table-column-properties fo:break-before="auto" style:column-width="73.04mm"/>
    </style:style>
    <style:style style:name="co12" style:family="table-column">
      <style:table-column-properties fo:break-before="auto" style:column-width="45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5" style:family="table-cell" style:parent-style-name="Default" style:data-style-name="N0">
      <style:table-cell-properties fo:background-color="#fffbcc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/>
      <table:table table:name="EJERCICIO 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Trabajo con Fech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office:annotation draw:style-name="gr2" draw:text-style-name="P1" svg:width="28.99mm" svg:height="9.77mm" svg:x="107.28mm" svg:y="0mm" draw:caption-point-x="-6.1mm" draw:caption-point-y="9.83mm">
              <dc:creator>JuanPCB</dc:creator>
              <dc:date>2018-03-15T00:00:00</dc:date>
              <text:p text:style-name="P2">Calcular la edad de cada persona</text:p>
            </office:annotation>
            <text:p>EDAD</text:p>
          </table:table-cell>
          <table:table-cell office:value-type="string" calcext:value-type="string">
            <text:p>FECHA INGRESO EN EMPRESA</text:p>
          </table:table-cell>
          <table:table-cell office:value-type="string" calcext:value-type="string">
            <office:annotation draw:style-name="gr3" draw:text-style-name="P1" svg:width="28.99mm" svg:height="21.41mm" svg:x="191.42mm" svg:y="0mm" draw:caption-point-x="-6.1mm" draw:caption-point-y="9.83mm">
              <dc:creator>JuanPCB</dc:creator>
              <dc:date>2018-03-15T00:00:00</dc:date>
              <text:p text:style-name="P2">Calcular la antigüedad del empleado en la empresa en años completos</text:p>
            </office:annotation>
            <text:p>ANTIGÜEDAD AÑOS</text:p>
          </table:table-cell>
          <table:table-cell office:value-type="string" calcext:value-type="string">
            <office:annotation draw:style-name="gr4" draw:text-style-name="P1" svg:width="28.99mm" svg:height="25.29mm" svg:x="226.6mm" svg:y="0mm" draw:caption-point-x="-6.1mm" draw:caption-point-y="9.83mm">
              <dc:creator>JuanPCB</dc:creator>
              <dc:date>2018-03-15T00:00:00</dc:date>
              <text:p text:style-name="P2">Calcular los meses restantes completos de antigüedad</text:p>
            </office:annotation>
            <text:p>ANTIGÜEDAD MESES</text:p>
          </table:table-cell>
          <table:table-cell office:value-type="string" calcext:value-type="string">
            <office:annotation draw:style-name="gr5" draw:text-style-name="P1" svg:width="28.99mm" svg:height="17.53mm" svg:x="258.88mm" svg:y="0mm" draw:caption-point-x="-6.1mm" draw:caption-point-y="9.83mm">
              <dc:creator>JuanPCB</dc:creator>
              <dc:date>2018-03-15T00:00:00</dc:date>
              <text:p text:style-name="P2">Calcular los días restantes completos de antigüedad</text:p>
            </office:annotation>
            <text:p>ANTIGÜEDAD DÍAS</text:p>
          </table:table-cell>
          <table:table-cell/>
          <table:table-cell office:value-type="string" calcext:value-type="string">
            <text:p>Fecha Actu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co</text:p>
          </table:table-cell>
          <table:table-cell table:style-name="ce2" office:value-type="date" office:date-value="1980-03-11" calcext:value-type="date">
            <text:p>11/03/1980</text:p>
          </table:table-cell>
          <table:table-cell table:style-name="ce5"/>
          <table:table-cell table:style-name="ce2" office:value-type="date" office:date-value="2016-09-15" calcext:value-type="date">
            <text:p>15/09/2016</text:p>
          </table:table-cell>
          <table:table-cell table:style-name="ce5" table:number-columns-repeated="3"/>
          <table:table-cell/>
          <table:table-cell table:style-name="ce2" table:formula="of:=TODAY()" office:value-type="date" office:date-value="2018-03-15" calcext:value-type="date">
            <text:p>15/03/20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table:style-name="ce2" office:value-type="date" office:date-value="1983-05-03" calcext:value-type="date">
            <text:p>03/05/1983</text:p>
          </table:table-cell>
          <table:table-cell table:style-name="ce5"/>
          <table:table-cell table:style-name="ce2" office:value-type="date" office:date-value="2010-12-22" calcext:value-type="date">
            <text:p>22/12/2010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table:style-name="ce2" office:value-type="date" office:date-value="1981-09-15" calcext:value-type="date">
            <text:p>15/09/1981</text:p>
          </table:table-cell>
          <table:table-cell table:style-name="ce5"/>
          <table:table-cell table:style-name="ce2" office:value-type="date" office:date-value="2012-07-27" calcext:value-type="date">
            <text:p>27/07/2012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lipe</text:p>
          </table:table-cell>
          <table:table-cell table:style-name="ce2" office:value-type="date" office:date-value="1985-12-22" calcext:value-type="date">
            <text:p>22/12/1985</text:p>
          </table:table-cell>
          <table:table-cell table:style-name="ce5"/>
          <table:table-cell table:style-name="ce2" office:value-type="date" office:date-value="2017-05-14" calcext:value-type="date">
            <text:p>14/05/2017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table:style-name="ce2" office:value-type="date" office:date-value="1986-01-18" calcext:value-type="date">
            <text:p>18/01/1986</text:p>
          </table:table-cell>
          <table:table-cell table:style-name="ce5"/>
          <table:table-cell table:style-name="ce2" office:value-type="date" office:date-value="2011-05-03" calcext:value-type="date">
            <text:p>03/05/2011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table:style-name="ce2" office:value-type="date" office:date-value="1985-05-14" calcext:value-type="date">
            <text:p>14/05/1985</text:p>
          </table:table-cell>
          <table:table-cell table:style-name="ce5"/>
          <table:table-cell table:style-name="ce2" office:value-type="date" office:date-value="2008-03-11" calcext:value-type="date">
            <text:p>11/03/2008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pa</text:p>
          </table:table-cell>
          <table:table-cell table:style-name="ce2" office:value-type="date" office:date-value="1984-07-27" calcext:value-type="date">
            <text:p>27/07/1984</text:p>
          </table:table-cell>
          <table:table-cell table:style-name="ce5"/>
          <table:table-cell table:style-name="ce2" office:value-type="date" office:date-value="2017-01-18" calcext:value-type="date">
            <text:p>18/01/2017</text:p>
          </table:table-cell>
          <table:table-cell table:style-name="ce5" table:number-columns-repeated="3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stivos Galicia / Santiago</text:p>
          </table:table-cell>
          <table:table-cell/>
          <table:table-cell table:style-name="Default"/>
          <table:table-cell office:value-type="string" calcext:value-type="string">
            <text:p>Días Laborables sin Festivos para el AÑO 2018</text:p>
          </table:table-cell>
          <table:table-cell/>
          <table:table-cell office:value-type="string" calcext:value-type="string">
            <text:p>Días Laborables con Festivos para el AÑO 2018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1-01" calcext:value-type="date">
            <text:p>01/01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1-06" calcext:value-type="date">
            <text:p>06/01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2-13" calcext:value-type="date">
            <text:p>13/02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08" calcext:value-type="date">
            <text:p>08/03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29" calcext:value-type="date">
            <text:p>29/03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3-30" calcext:value-type="date">
            <text:p>30/03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5-01" calcext:value-type="date">
            <text:p>01/05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5-17" calcext:value-type="date">
            <text:p>17/05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7-25" calcext:value-type="date">
            <text:p>25/07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08-15" calcext:value-type="date">
            <text:p>15/08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10-12" calcext:value-type="date">
            <text:p>12/10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11-01" calcext:value-type="date">
            <text:p>01/11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06" calcext:value-type="date">
            <text:p>06/12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08" calcext:value-type="date">
            <text:p>08/12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 office:value-type="date" office:date-value="2018-12-25" calcext:value-type="date">
            <text:p>25/12/2018</text:p>
          </table:table-cell>
          <table:table-cell table:style-name="ce2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Pablo Cepeda</meta:initial-creator>
    <dc:creator>Juan Pablo Cepeda</dc:creator>
    <meta:creation-date>2017-12-04T16:01:46Z</meta:creation-date>
    <dc:date>2018-03-15T00:54:16.235000000</dc:date>
    <meta:editing-duration>PT7M31S</meta:editing-duration>
    <meta:editing-cycles>6</meta:editing-cycles>
    <meta:document-statistic meta:table-count="2" meta:cell-count="49" meta:object-count="0"/>
  </office:meta>
</office:document-meta>
</file>